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7fe38" officeooo:paragraph-rsid="0027fe38"/>
    </style:style>
    <style:style style:name="P2" style:family="paragraph" style:parent-style-name="Standard">
      <style:text-properties officeooo:rsid="000ccf37" officeooo:paragraph-rsid="0020ad65"/>
    </style:style>
    <style:style style:name="P3" style:family="paragraph" style:parent-style-name="Text_20_body">
      <style:text-properties officeooo:paragraph-rsid="00392891"/>
    </style:style>
    <style:style style:name="P4" style:family="paragraph" style:parent-style-name="Heading_20_1">
      <style:text-properties officeooo:rsid="00392891" officeooo:paragraph-rsid="00392891"/>
    </style:style>
    <style:style style:name="P5" style:family="paragraph" style:parent-style-name="Heading_20_2">
      <style:text-properties officeooo:rsid="000a99e4" officeooo:paragraph-rsid="000a99e4"/>
    </style:style>
    <style:style style:name="P6" style:family="paragraph" style:parent-style-name="Standard" style:list-style-name="L1">
      <style:text-properties officeooo:paragraph-rsid="001698a4"/>
    </style:style>
    <style:style style:name="P7" style:family="paragraph" style:parent-style-name="Standard" style:list-style-name="L1">
      <style:text-properties officeooo:rsid="0027fe38" officeooo:paragraph-rsid="0027fe38"/>
    </style:style>
    <style:style style:name="P8" style:family="paragraph" style:parent-style-name="Standard" style:list-style-name="L1">
      <style:text-properties officeooo:rsid="000ccf37" officeooo:paragraph-rsid="0020ad65"/>
    </style:style>
    <style:style style:name="P9" style:family="paragraph" style:parent-style-name="Standard" style:list-style-name="L1">
      <style:text-properties officeooo:rsid="00295cad" officeooo:paragraph-rsid="00295cad"/>
    </style:style>
    <style:style style:name="P10" style:family="paragraph" style:parent-style-name="Standard" style:list-style-name="L1">
      <style:text-properties officeooo:rsid="0031d6e0" officeooo:paragraph-rsid="0031d6e0"/>
    </style:style>
    <style:style style:name="P11" style:family="paragraph" style:parent-style-name="Standard" style:list-style-name="L1">
      <style:text-properties officeooo:rsid="0010d96f" officeooo:paragraph-rsid="000ccf37"/>
    </style:style>
    <style:style style:name="P12" style:family="paragraph" style:parent-style-name="Standard" style:list-style-name="L1">
      <style:text-properties officeooo:rsid="0010d96f" officeooo:paragraph-rsid="001698a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fe38" style:font-style-asian="italic" style:font-style-complex="italic"/>
    </style:style>
    <style:style style:name="T3" style:family="text">
      <style:text-properties fo:font-style="italic" officeooo:rsid="00375357" style:font-style-asian="italic" style:font-style-complex="italic"/>
    </style:style>
    <style:style style:name="T4" style:family="text">
      <style:text-properties officeooo:rsid="0027fe38"/>
    </style:style>
    <style:style style:name="T5" style:family="text">
      <style:text-properties officeooo:rsid="00300b78"/>
    </style:style>
    <style:style style:name="T6" style:family="text">
      <style:text-properties officeooo:rsid="0031d6e0"/>
    </style:style>
    <style:style style:name="T7" style:family="text">
      <style:text-properties officeooo:rsid="003753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Lab3 : XML Ingestion with logstash</text:h>
      <text:p text:style-name="P3"/>
      <text:h text:style-name="Heading_20_1" text:outline-level="1">TP<text:span text:style-name="T4">3</text:span> : <text:span text:style-name="T5">Ingestion de documents bureautiques</text:span></text:h>
      <text:p text:style-name="Standard"/>
      <text:h text:style-name="P5" text:outline-level="2"/>
      <text:h text:style-name="Heading_20_2" text:outline-level="2">Installation plugin ingest-attachment</text:h>
      <text:list xml:id="list1444877374" text:style-name="L1">
        <text:list-item>
          <text:p text:style-name="P7">Installer le plugin <text:span text:style-name="T1">ingest-attachment</text:span> </text:p>
        </text:list-item>
        <text:list-item>
          <text:p text:style-name="P7">Redémarrer le <text:span text:style-name="T5">nœud</text:span></text:p>
        </text:list-item>
      </text:list>
      <text:p text:style-name="P1"/>
      <text:h text:style-name="Heading_20_2" text:outline-level="2">Définition d’une pipeline</text:h>
      <text:list xml:id="list222035957244732" text:continue-numbering="true" text:style-name="L1">
        <text:list-item>
          <text:p text:style-name="P8"><text:span text:style-name="T4">Définir une pipeline ayant comme seul processeur </text:span><text:span text:style-name="T2">attachment</text:span><text:span text:style-name="T4"> </text:span></text:p>
        </text:list-item>
      </text:list>
      <text:p text:style-name="P2"/>
      <text:h text:style-name="Heading_20_2" text:outline-level="2">Indexation</text:h>
      <text:list xml:id="list222036867980389" text:continue-numbering="true" text:style-name="L1">
        <text:list-item>
          <text:p text:style-name="P9">Utiliser soit :</text:p>
          <text:list>
            <text:list-item>
              <text:p text:style-name="P9">le programme Java fourni <text:span text:style-name="T7">(fichier jar dans répertoire </text:span><text:span text:style-name="T3">ingest</text:span><text:span text:style-name="T7">)</text:span></text:p>
            </text:list-item>
            <text:list-item>
              <text:p text:style-name="P9">Un programme écrit par vos soins<text:line-break/>pour indexer <text:span text:style-name="T6">l</text:span>es documents bureautiques <text:span text:style-name="T6">fournis</text:span></text:p>
            </text:list-item>
          </text:list>
        </text:list-item>
        <text:list-item>
          <text:p text:style-name="P10">Vérifier le nombre de documents indexés</text:p>
          <text:p text:style-name="P11"/>
          <text:p text:style-name="P12"/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2-06-26T22:20:35.690623359</dc:date>
    <meta:editing-duration>PT7H15M51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74" meta:character-count="468" meta:non-whitespace-character-count="414"/>
  </office:meta>
</office:document-meta>
</file>